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daf9" officeooo:paragraph-rsid="0008da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23345678987654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21:21:20.399547272</meta:creation-date>
    <dc:date>2015-03-03T21:22:08.024605596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16" meta:non-whitespace-character-count="16"/>
    <meta:generator>LibreOffice/4.2.7.2$Linux_X86_64 LibreOffice_project/420m0$Build-2</meta:generator>
  </office:meta>
</office:document-meta>
</file>